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9.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Large olivine cryst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 equidimensional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To iddings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beggining of 3rd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2" table:style-name="ce6">
            <text:p>2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Matrix 80%</text:p>
          </table:table-cell>
          <table:table-cell table:style-name="ce5"/>
          <table:table-cell table:number-columns-repeated="16381"/>
        </table:table-row>
        <table:table-row table:style-name="ro10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Olivine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hemical formula</text:p>
          </table:table-cell>
          <table:table-cell office:value-type="string" table:style-name="ce10">
            <text:p>Mg<text:span text:style-name="T2">2</text:span>SiO<text:span text:style-name="T2">4<text:s/></text:span><text:span text:style-name="T3">-</text:span><text:span text:style-name="T2"><text:s/></text:span><text:span text:style-name="T3">(Fe</text:span><text:span text:style-name="T4">2+</text:span><text:span text:style-name="T3">)</text:span><text:span text:style-name="T2">2</text:span><text:span text:style-name="T3">SiO</text:span><text:span text:style-name="T2">4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rystal's shape</text:p>
          </table:table-cell>
          <table:table-cell office:value-type="string" table:style-name="ce5">
            <text:p>Idiomorphic in volcanic rocks, equidimensional and tabular habit, with square sections (triangle morphology)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Cleavage</text:p>
          </table:table-cell>
          <table:table-cell office:value-type="string" table:style-name="ce5">
            <text:p>Normally indistinguish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5">
            <text:p>To serpentine, chlorite or iddingsite (mixture of oxides and iron hydroxides), which progress through edges of crystals and fractu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beggining of 3rd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 (only observable in longitudinal sections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Rarel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Rarely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and negative depending on the composition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14:56Z</dc:date>
    <meta:editing-cycles>9</meta:editing-cycles>
    <meta:editing-duration>PT4012S</meta:editing-duration>
  </office:meta>
</office:document-meta>
</file>